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76dfe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6f5639b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4a40eb"/>
    </style:style>
    <style:style style:name="P60" style:family="paragraph" style:parent-style-name="Standard">
      <style:text-properties officeooo:paragraph-rsid="0d4b85c3"/>
    </style:style>
    <style:style style:name="P61" style:family="paragraph" style:parent-style-name="Standard">
      <style:text-properties officeooo:paragraph-rsid="0d53468e"/>
    </style:style>
    <style:style style:name="P62" style:family="paragraph" style:parent-style-name="Standard">
      <style:text-properties officeooo:paragraph-rsid="0d5392ef"/>
    </style:style>
    <style:style style:name="P63" style:family="paragraph" style:parent-style-name="Standard">
      <style:text-properties officeooo:paragraph-rsid="0d5b93b9"/>
    </style:style>
    <style:style style:name="P64" style:family="paragraph" style:parent-style-name="Standard">
      <style:text-properties officeooo:paragraph-rsid="0d70ffa9"/>
    </style:style>
    <style:style style:name="P65" style:family="paragraph" style:parent-style-name="Standard">
      <style:text-properties officeooo:paragraph-rsid="0d72da1f"/>
    </style:style>
    <style:style style:name="P66" style:family="paragraph" style:parent-style-name="Standard">
      <style:text-properties officeooo:paragraph-rsid="0d73904e"/>
    </style:style>
    <style:style style:name="P67" style:family="paragraph" style:parent-style-name="Standard">
      <style:text-properties officeooo:paragraph-rsid="0d79dd4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df673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df6739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1" style:family="text">
      <style:text-properties fo:color="#000000" style:font-name="Ubuntu1" fo:font-size="12pt" style:font-size-asian="12pt" style:font-size-complex="12pt"/>
    </style:style>
    <style:style style:name="T342" style:family="text">
      <style:text-properties fo:color="#000000" style:font-name="Ubuntu1" fo:font-size="12pt" officeooo:rsid="004804ae" style:font-size-asian="12pt" style:font-size-complex="12pt"/>
    </style:style>
    <style:style style:name="T343" style:family="text">
      <style:text-properties fo:color="#000000" style:font-name="Ubuntu1" fo:font-size="12pt" officeooo:rsid="0bac438a" style:font-size-asian="12pt" style:font-size-complex="12pt"/>
    </style:style>
    <style:style style:name="T344" style:family="text">
      <style:text-properties fo:color="#000000" style:text-underline-style="none" officeooo:rsid="0588721b" style:font-size-asian="12pt" style:font-size-complex="12pt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officeooo:rsid="047da547"/>
    </style:style>
    <style:style style:name="T437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officeooo:rsid="047fb57c"/>
    </style:style>
    <style:style style:name="T440" style:family="text">
      <style:text-properties officeooo:rsid="047da547"/>
    </style:style>
    <style:style style:name="T441" style:family="text">
      <style:text-properties officeooo:rsid="01657261" style:font-size-asian="12pt" style:font-size-complex="12pt"/>
    </style:style>
    <style:style style:name="T442" style:family="text">
      <style:text-properties officeooo:rsid="00bddfbe" style:font-size-asian="12pt" style:font-size-complex="12pt"/>
    </style:style>
    <style:style style:name="T443" style:family="text">
      <style:text-properties officeooo:rsid="04473353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d53468e" style:font-weight-asian="normal" style:font-weight-complex="normal"/>
    </style:style>
    <style:style style:name="T446" style:family="text">
      <style:text-properties fo:font-weight="normal" officeooo:rsid="0d5e9ec2" style:font-weight-asian="normal" style:font-weight-complex="normal"/>
    </style:style>
    <style:style style:name="T447" style:family="text">
      <style:text-properties fo:font-weight="normal" officeooo:rsid="0d516aa8" style:font-weight-asian="normal" style:font-weight-complex="normal"/>
    </style:style>
    <style:style style:name="T448" style:family="text">
      <style:text-properties fo:font-weight="normal" officeooo:rsid="0d6a0c36" style:font-weight-asian="normal" style:font-weight-complex="normal"/>
    </style:style>
    <style:style style:name="T449" style:family="text">
      <style:text-properties officeooo:rsid="06049971"/>
    </style:style>
    <style:style style:name="T450" style:family="text">
      <style:text-properties fo:font-weight="bold" officeooo:rsid="06049971" style:font-weight-asian="bold" style:font-weight-complex="bold"/>
    </style:style>
    <style:style style:name="T45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3" style:family="text">
      <style:text-properties officeooo:rsid="050aa1f1"/>
    </style:style>
    <style:style style:name="T454" style:family="text">
      <style:text-properties officeooo:rsid="05903285"/>
    </style:style>
    <style:style style:name="T455" style:family="text">
      <style:text-properties officeooo:rsid="0594b105"/>
    </style:style>
    <style:style style:name="T456" style:family="text">
      <style:text-properties officeooo:rsid="0a6f0a69"/>
    </style:style>
    <style:style style:name="T457" style:family="text">
      <style:text-properties officeooo:rsid="0aace3cd"/>
    </style:style>
    <style:style style:name="T458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9" style:family="text">
      <style:text-properties fo:font-size="10pt" officeooo:rsid="06049971" style:font-size-asian="10pt" style:font-size-complex="10pt"/>
    </style:style>
    <style:style style:name="T460" style:family="text">
      <style:text-properties fo:font-size="10pt" officeooo:rsid="0d5b05c5" style:font-size-asian="10pt" style:font-style-asian="italic" style:font-size-complex="10pt" style:font-style-complex="italic"/>
    </style:style>
    <style:style style:name="T461" style:family="text">
      <style:text-properties fo:font-size="10pt" officeooo:rsid="06049971" style:font-size-asian="10pt" style:font-style-asian="italic" style:font-size-complex="10pt" style:font-style-complex="italic"/>
    </style:style>
    <style:style style:name="T462" style:family="text">
      <style:text-properties officeooo:rsid="0b952edb"/>
    </style:style>
    <style:style style:name="T463" style:family="text">
      <style:text-properties fo:font-size="8pt" style:font-size-asian="8pt" style:font-size-complex="8pt" loext:padding="0.049cm" loext:border="0.31pt solid #000000"/>
    </style:style>
    <style:style style:name="T464" style:family="text">
      <style:text-properties officeooo:rsid="0394a435"/>
    </style:style>
    <style:style style:name="T465" style:family="text">
      <style:text-properties officeooo:rsid="0be4091b"/>
    </style:style>
    <style:style style:name="T466" style:family="text">
      <style:text-properties officeooo:rsid="0bf888a9"/>
    </style:style>
    <style:style style:name="T467" style:family="text">
      <style:text-properties officeooo:rsid="0cf7e116"/>
    </style:style>
    <style:style style:name="T468" style:family="text">
      <style:text-properties officeooo:rsid="0d1ec96e"/>
    </style:style>
    <style:style style:name="T469" style:family="text">
      <style:text-properties officeooo:rsid="0d4a40eb"/>
    </style:style>
    <style:style style:name="T470" style:family="text">
      <style:text-properties officeooo:rsid="0d52ea33"/>
    </style:style>
    <style:style style:name="T471" style:family="text">
      <style:text-properties officeooo:rsid="0d53468e"/>
    </style:style>
    <style:style style:name="T472" style:family="text">
      <style:text-properties officeooo:rsid="0d5392ef"/>
    </style:style>
    <style:style style:name="T47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4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5" style:family="text">
      <style:text-properties officeooo:rsid="0d615979"/>
    </style:style>
    <style:style style:name="T476" style:family="text">
      <style:text-properties officeooo:rsid="0d692d75"/>
    </style:style>
    <style:style style:name="T477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Strong_20_Emphasis"><text:span text:style-name="T305">C</text:span></text:span><text:span text:style-name="Strong_20_Emphasis"><text:span text:style-name="T300">hecklist voor </text:span></text:span><text:span text:style-name="Strong_20_Emphasis"><text:span text:style-name="T310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9">20</text:span></text:span><text:span text:style-name="Strong_20_Emphasis"><text:span text:style-name="T308">.04</text:span></text:span><text:reference-mark-end text:name="Versie"/><text:span text:style-name="Strong_20_Emphasis"><text:span text:style-name="T301"> </text:span></text:span><text:span text:style-name="Strong_20_Emphasis"><text:span text:style-name="T314">LTS</text:span></text:span><text:span text:style-name="Strong_20_Emphasis"><text:span text:style-name="T301"><text:note text:id="ftn1" text:note-class="footnote"><text:note-citation>1</text:note-citation><text:note-body><text:p text:style-name="P69"><text:span text:style-name="T464">Deze versie </text:span><text:span text:style-name="T465">20.04 </text:span><text:span text:style-name="T464">heeft codenaam Focal Fossa (focal) en is een zogenaamde LTS-versie (Long-Term Support, langetermijnondersteuning). <text:s/>Een LTS-versie verschijnt iedere twee jaar </text:span><text:span text:style-name="T470">in </text:span><text:span text:style-name="T464">april (deze in april 2020) en wordt vanaf vrijgave </text:span><text:span text:style-name="T351">vijf</text:span><text:span text:style-name="T464"> jaar ondersteund</text:span><text:span text:style-name="T456"> </text:span><text:span text:style-name="T464">(</text:span><text:span text:style-name="T466">updates </text:span><text:span text:style-name="T464">tot april 2025</text:span><text:span text:style-name="T456">)</text:span><text:span text:style-name="T464">.</text:span></text:p></text:note-body></text:note></text:span></text:span><text:span text:style-name="Strong_20_Emphasis"><text:span text:style-name="T314"> </text:span></text:span><text:reference-mark-start text:name="Editie"/><text:span text:style-name="Strong_20_Emphasis"><text:span text:style-name="T302">desktop</text:span></text:span><text:reference-mark-end text:name="Editie"/><text:span text:style-name="Strong_20_Emphasis"><text:span text:style-name="T304">.</text:span></text:span></text:p>
      <text:p text:style-name="P9"/>
      <text:p text:style-name="P24"><text:span text:style-name="T19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0"> </text:span><text:span text:style-name="T403">voor</text:span><text:span text:style-name="T404"> </text:span><text:span text:style-name="T405">deze en andere </text:span><text:span text:style-name="T20">checklists, scripts, en overige bestanden.</text:span></text:p>
      <text:p text:style-name="P19"/>
      <text:p text:style-name="P51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39">ul de waarden in het tekstvak achter de </text:span><text:span text:style-name="Definition"><text:span text:style-name="T440">schuingedrukte</text:span></text:span> <text:span text:style-name="T440">woorden </text:span><text:span text:style-name="T436">(zie toelichting)</text:span><text:span text:style-name="T440">:</text:span></text:p>
      <text:p text:style-name="P4"><text:span text:style-name="Definition"><text:span text:style-name="T410">g</text:span></text:span><text:span text:style-name="Definition"><text:span text:style-name="T409">ebruiker</text:span></text:span><text:span text:style-name="Definition"><text:span text:style-name="T411"><text:tab/><text:tab/></text:span></text:span><text:span text:style-name="Definition"><text:span text:style-name="T402"> <text:tab/><text:tab/></text:span></text:span><text:span text:style-name="T412"><draw:control text:anchor-type="as-char" svg:y="-0.429cm" draw:z-index="44" draw:name="Gebruiker" draw:style-name="gr2" draw:text-style-name="P83" svg:width="6.061cm" svg:height="0.6cm" draw:control="control45"><svg:title>Gebruiker</svg:title><svg:desc>Volledige naam, bijv. Jan Stek</svg:desc></draw:control></text:span><text:span text:style-name="T412"><text:tab/></text:span><text:span text:style-name="T413">(</text:span><text:span text:style-name="T433">volledige naam, bijv. </text:span><text:span text:style-name="T435">Karel Kamer</text:span><text:span text:style-name="T434">)</text:span></text:p>
      <text:p text:style-name="Standard"><text:span text:style-name="Definition"><text:span text:style-name="T410">g</text:span></text:span><text:span text:style-name="Definition"><text:span text:style-name="T409">ebruikersnaam<text:tab/><text:tab/></text:span></text:span><text:span text:style-name="Definition"><text:span text:style-name="T409"><draw:control text:anchor-type="as-char" svg:y="-0.429cm" draw:z-index="45" draw:name="Gberuikersnaam" draw:style-name="gr2" draw:text-style-name="P83" svg:width="6.061cm" svg:height="0.6cm" draw:control="control46"><svg:title>Gebruikersnaam</svg:title><svg:desc>Korte naam, bijv. jan</svg:desc></draw:control></text:span></text:span><text:span text:style-name="Definition"><text:span text:style-name="T409"><text:tab/></text:span></text:span><text:span text:style-name="T3">(korte naam, bijv. </text:span><text:span text:style-name="T333">karel</text:span><text:span text:style-name="T3">)</text:span></text:p>
      <text:p text:style-name="P2"><text:span text:style-name="Definition"><text:span text:style-name="T427">c</text:span></text:span><text:span text:style-name="Definition"><text:span text:style-name="T426">omputernaam<text:tab/><text:tab/></text:span></text:span><text:span text:style-name="Definition"><text:span text:style-name="T412"><draw:control text:anchor-type="as-char" svg:y="-0.429cm" draw:z-index="46" draw:name="Computernaam" draw:style-name="gr2" draw:text-style-name="P83" svg:width="6.061cm" svg:height="0.6cm" draw:control="control47"><svg:title>Computernaam</svg:title><svg:desc>Unieke naam van de computer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unieke naam van de compute</text:span></text:span><text:span text:style-name="Definition"><text:span text:style-name="T415">r</text:span></text:span><text:span text:style-name="Definition"><text:span text:style-name="T416">)</text:span></text:span></text:p>
      <text:p text:style-name="P2"><text:span text:style-name="Definition"><text:span text:style-name="T410">o</text:span></text:span><text:span text:style-name="Definition"><text:span text:style-name="T409">pstartmenu</text:span></text:span><text:span text:style-name="Definition"><text:span text:style-name="T412"><text:tab/><text:tab/><text:tab/></text:span></text:span><text:span text:style-name="Definition"><text:span text:style-name="T412"><draw:control text:anchor-type="as-char" svg:y="-0.429cm" draw:z-index="47" draw:name="Opstartmenu" draw:style-name="gr2" draw:text-style-name="P83" svg:width="6.061cm" svg:height="0.6cm" draw:control="control48"><svg:title>Opstartmenu</svg:title><svg:desc>Toets voor het opstartmenu ("bootmenu")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to</text:span></text:span><text:span text:style-name="Definition"><text:span text:style-name="T423">ets voor het opstartmedium</text:span></text:span><text:span text:style-name="Definition"><text:span text:style-name="T424">)</text:span></text:span></text:p>
      <text:p text:style-name="P2"><text:span text:style-name="Definition"><text:span text:style-name="T428">i</text:span></text:span><text:span text:style-name="Definition"><text:span text:style-name="T429">nstellingen</text:span></text:span><text:span text:style-name="T416"><text:tab/><text:tab/> <text:tab/></text:span><text:span text:style-name="T416"><draw:control text:anchor-type="as-char" svg:y="-0.429cm" draw:z-index="43" draw:name="Instellingen" draw:style-name="gr2" draw:text-style-name="P83" svg:width="6.061cm" svg:height="0.6cm" draw:control="control44"><svg:title>Instellingen</svg:title><svg:desc>Toets voor het BIOS/UEFI-scherm ("setup")</svg:desc></draw:control></text:span><text:span text:style-name="T416"><text:tab/>(</text:span><text:span text:style-name="T414">toets voor het BIOS/UEFI-scherm</text:span><text:span text:style-name="T416">)</text:span></text:p>
      <text:p text:style-name="P3"><text:span text:style-name="Definition"><text:span text:style-name="T406">2</text:span></text:span><text:span text:style-name="Definition"><text:span text:style-name="T408">e </text:span></text:span><text:span text:style-name="Definition"><text:span text:style-name="T430">gebr</text:span></text:span><text:span text:style-name="Definition"><text:span text:style-name="T406">uiker </text:span></text:span><text:span text:style-name="Definition"><text:span text:style-name="T407">(evt.)</text:span></text:span><text:span text:style-name="T416"><text:tab/></text:span><text:span text:style-name="T416"><draw:control text:anchor-type="as-char" svg:y="-0.429cm" draw:z-index="48" draw:name="Instellingen_0" draw:style-name="gr2" draw:text-style-name="P83" svg:width="6.061cm" svg:height="0.6cm" draw:control="control49"><svg:title>Instellingen</svg:title><svg:desc>Toets voor het BIOS/UEFI-scherm ("setup")</svg:desc></draw:control></text:span><text:span text:style-name="T416"><text:tab/>(volledige naam </text:span><text:span text:style-name="T420">evt. </text:span><text:span text:style-name="T419">2</text:span><text:span text:style-name="T437">e</text:span><text:span text:style-name="T419"> </text:span><text:span text:style-name="T416">gebruiker)</text:span></text:p>
      <text:p text:style-name="P6"><text:span text:style-name="Definition"><text:span text:style-name="T406">2</text:span></text:span><text:span text:style-name="Definition"><text:span text:style-name="T408">e</text:span></text:span><text:span text:style-name="Definition"><text:span text:style-name="T406"> </text:span></text:span><text:span text:style-name="Definition"><text:span text:style-name="T432">g</text:span></text:span><text:span text:style-name="Definition"><text:span text:style-name="T431">ebruikersnaam<text:tab/></text:span></text:span><text:span text:style-name="T416"><draw:control text:anchor-type="as-char" svg:y="-0.429cm" draw:z-index="49" draw:name="Instellingen_1" draw:style-name="gr2" draw:text-style-name="P83" svg:width="6.061cm" svg:height="0.6cm" draw:control="control50"><svg:title>Instellingen</svg:title><svg:desc>Toets voor het BIOS/UEFI-scherm ("setup")</svg:desc></draw:control></text:span><text:span text:style-name="T416"><text:tab/>(</text:span><text:span text:style-name="T414">korte naam </text:span><text:span text:style-name="T421">ev</text:span><text:span text:style-name="T422">entuele</text:span><text:span text:style-name="T420"> </text:span><text:span text:style-name="T425">2</text:span><text:span text:style-name="T438">e</text:span><text:span text:style-name="T425"> </text:span><text:span text:style-name="T417">gebr</text:span><text:span text:style-name="T418">uiker</text:span><text:span text:style-name="T416">)</text:span></text:p>
      <text:p text:style-name="P3"><text:span text:style-name="T320">Vervang </text:span><text:span text:style-name="Definition"><text:span text:style-name="T17">schuingedrukte</text:span></text:span><text:span text:style-name="T320"> </text:span><text:span text:style-name="T321">woorden </text:span><text:span text:style-name="T320">in deze checklist door </text:span><text:span text:style-name="T321">boven</text:span><text:span text:style-name="T320">staande waarden.</text:span></text:p>
      <text:p text:style-name="P79"><text:span text:style-name="T320"/></text:p>
      <text:p text:style-name="P1"><text:span text:style-name="Strong_20_Emphasis"><text:span text:style-name="T315"/></text:span></text:p>
      <text:p text:style-name="P26"><text:span text:style-name="Strong_20_Emphasis"><text:span text:style-name="T136"><draw:control text:anchor-type="as-char" draw:z-index="0" draw:name="Vorm1" draw:style-name="gr1" draw:text-style-name="P82" svg:width="0.35cm" svg:height="0.35cm" draw:control="control1"/></text:span></text:span><text:span text:style-name="Strong_20_Emphasis"><text:span text:style-name="T136"><text:s/><text:tab/></text:span></text:span><text:span text:style-name="T316">Nog niet op Linux?<text:tab/></text:span><text:span text:style-name="T345"></text:span><text:span text:style-name="T323"> </text:span><text:span text:style-name="T324">G</text:span><text:span text:style-name="T317">ebruik </text:span><text:span text:style-name="Strong_20_Emphasis"><text:span text:style-name="T363">Checklist migratie</text:span></text:span><text:span text:style-name="T31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8"> onder </text:span><text:span text:style-name="T330">Linux</text:span><text:span text:style-name="T319">.</text:span></text:p>
      <text:p text:style-name="P57"><text:span text:style-name="Strong_20_Emphasis"><text:span text:style-name="T136"><draw:control text:anchor-type="as-char" draw:z-index="42" draw:name="Vorm2" draw:style-name="gr1" draw:text-style-name="P82" svg:width="0.35cm" svg:height="0.35cm" draw:control="control43"/></text:span></text:span><text:span text:style-name="Strong_20_Emphasis"><text:span text:style-name="T136"><text:s/><text:tab/></text:span></text:span><text:span text:style-name="T326">Nieuwe installatie?<text:tab/></text:span><text:span text:style-name="T346"></text:span><text:span text:style-name="T329"><text:tab/></text:span><text:span text:style-name="T328">B</text:span><text:span text:style-name="T326">egin bij hoofdstuk </text:span><text:span text:style-name="T331"><text:bookmark-ref text:reference-format="page" text:ref-name="__RefNumPara__4009_1271708128">2</text:bookmark-ref></text:span><text:span text:style-name="T326"><text:s text:c="2"/></text:span><text:span text:style-name="T332"><text:bookmark-ref text:reference-format="text" text:ref-name="__RefNumPara__4009_1271708128">Installatie uitvoeren</text:bookmark-ref></text:span><text:span text:style-name="T327">.</text:span></text:p>
      <text:p text:style-name="P5"/>
      <text:list xml:id="list2532655927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297230358912">
          <table:table-cell table:style-name="_31_._5f_Installatie_5f_voorbereiden.A1" office:value-type="string">
            <text:p text:style-name="P29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297230359168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</text:span></text:span></text:p>
          </table:table-cell>
        </table:table-row>
        <table:table-row table:style-name="TableLine94297230359424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2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297230359680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297230359936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2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5">Super</text:span></text:span><text:span text:style-name="Strong_20_Emphasis"><text:span text:style-name="T99">-toets</text:span></text:span><text:span text:style-name="Strong_20_Emphasis"><text:span text:style-name="T296"><text:note text:id="ftn2" text:note-class="footnote"><text:note-citation>2</text:note-citation><text:note-body><text:p text:style-name="P70"><text:span text:style-name="T347">D</text:span>e <text:span text:style-name="T463">Super</text:span>-toets <text:span text:style-name="T347">is </text:span>de Windows<text:span text:style-name="T467">-</text:span><text:span text:style-name="T462">toets</text:span>, <text:span text:style-name="T467">C</text:span>ommand-<text:span text:style-name="T462">toets</text:span>, of <text:span text:style-name="T467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0">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99">.</text:span></text:span></text:p>
          </table:table-cell>
        </table:table-row>
        <table:table-row table:style-name="TableLine94297230360192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2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2">1</text:span></text:span><text:span text:style-name="Strong_20_Emphasis"><text:span text:style-name="T278"> - </text:span></text:span><text:span text:style-name="Strong_20_Emphasis"><text:span text:style-name="T279">In</text:span></text:span><text:span text:style-name="Strong_20_Emphasis"><text:span text:style-name="T284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297230360448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2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3">Volg de aanwijzingen op het scherm.</text:span></text:span></text:p>
          </table:table-cell>
        </table:table-row>
        <table:table-row table:style-name="TableLine94297230360704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97230360960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2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8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0"/>
      <text:list xml:id="list125719497592498" text:continue-numbering="true" text:style-name="L1">
        <text:list-item>
          <text:p text:style-name="P8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9723026995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2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2"><text:span text:style-name="T341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341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8"><text:span text:style-name="T443">Vanaf ee</text:span>n Live <text:span text:style-name="T457">USB-stick of </text:span><text:span text:style-name="T350">C</text:span><text:span text:style-name="T457">D</text:span><text:span text:style-name="T6"> </text:span>kunt <text:span text:style-name="T443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2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3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51">nl.releases.ubuntu.com</text:span></text:span></text:a><text:span text:style-name="Strong_20_Emphasis"><text:span text:style-name="T218">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4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2">Zoek</text:span></text:span><text:span text:style-name="Strong_20_Emphasis"><text:span text:style-name="T212"> </text:span></text:span><text:span text:style-name="Strong_20_Emphasis"><text:span text:style-name="T240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39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52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1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41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41">instellingen</text:span></text:span><text:span text:style-name="T205">.</text:span></text:p>
          </table:table-cell>
        </table:table-row>
        <table:table-row table:style-name="TableLine9429723029814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29723034601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2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3">Kies </text:span><text:span text:style-name="T334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T343">.</text:span></text:p>
          </table:table-cell>
        </table:table-row>
        <table:table-row table:style-name="TableLine942972302132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2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0">Wel</text:span></text:span><text:span text:style-name="Strong_20_Emphasis"><text:span text:style-name="T291">k</text:span></text:span><text:span text:style-name="Strong_20_Emphasis"><text:span text:style-name="T255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29723062492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2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48">Toetsenbord</text:span></text:span><text:span text:style-name="Strong_20_Emphasis"><text:span text:style-name="T249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29723062518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2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7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29723062544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2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1">Bijgewerkte pakketten en andere programmatuur</text:span></text:span><text:span text:style-name="Strong_20_Emphasis"><text:span text:style-name="T245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29723062569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2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5">het gewenste </text:span></text:span><text:span text:style-name="Strong_20_Emphasis"><text:span text:style-name="T386">Installatie type</text:span></text:span><text:span text:style-name="Strong_20_Emphasis"><text:span text:style-name="T365">.</text:span></text:span></text:p>
            <text:p text:style-name="P32"><text:span text:style-name="Emphasis"><text:span text:style-name="T400">Aa</text:span></text:span><text:span text:style-name="Emphasis"><text:span text:style-name="T401">nbevolen</text:span></text:span><text:span text:style-name="Strong_20_Emphasis"><text:span text:style-name="T377"> wordt om </text:span></text:span><text:span text:style-name="Strong_20_Emphasis"><text:span text:style-name="T381">te klikken op </text:span></text:span><text:span text:style-name="Strong_20_Emphasis"><text:span text:style-name="T399">Geavanceerde functies</text:span></text:span><text:span text:style-name="Strong_20_Emphasis"><text:span text:style-name="T381">, en</text:span></text:span><text:span text:style-name="Strong_20_Emphasis"><text:span text:style-name="T377"> </text:span></text:span><text:span text:style-name="Strong_20_Emphasis"><text:span text:style-name="T381">selecteer <text:line-break/></text:span></text:span><text:span text:style-name="Strong_20_Emphasis"><text:span text:style-name="T397">LVM gebruiken bij de nieuwe installatie van Ubuntu</text:span></text:span><text:span text:style-name="Strong_20_Emphasis"><text:span text:style-name="T377">, </text:span></text:span><text:span text:style-name="Strong_20_Emphasis"><text:span text:style-name="T381">en vink aan <text:line-break/></text:span></text:span><text:span text:style-name="Strong_20_Emphasis"><text:span text:style-name="T397">De nieuwe installatie van Ubuntu versleutelen voor de </text:span></text:span><text:span text:style-name="Strong_20_Emphasis"><text:span text:style-name="T398">veiligheid</text:span></text:span><text:span text:style-name="Strong_20_Emphasis"><text:span text:style-name="T378">.</text:span></text:span></text:p>
            <text:p text:style-name="P33"><text:span text:style-name="Strong_20_Emphasis"><text:span text:style-name="T380">K</text:span></text:span><text:span text:style-name="Strong_20_Emphasis"><text:span text:style-name="T22">lik op </text:span></text:span><text:span text:style-name="Strong_20_Emphasis"><text:span text:style-name="T259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29723062595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6">k</text:span></text:span><text:span text:style-name="Strong_20_Emphasis"><text:span text:style-name="T365">lik op </text:span></text:span><text:span text:style-name="Strong_20_Emphasis"><text:span text:style-name="T386">I</text:span></text:span><text:span text:style-name="Strong_20_Emphasis"><text:span text:style-name="T387">nstalle</text:span></text:span><text:span text:style-name="Strong_20_Emphasis"><text:span text:style-name="T386">e</text:span></text:span><text:span text:style-name="Strong_20_Emphasis"><text:span text:style-name="T387">r </text:span></text:span><text:span text:style-name="Strong_20_Emphasis"><text:span text:style-name="T386">nu</text:span></text:span><text:span text:style-name="Strong_20_Emphasis"><text:span text:style-name="T365">.</text:span></text:span></text:p>
          </table:table-cell>
        </table:table-row>
        <table:table-row table:style-name="TableLine9429723062620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29723062646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3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95">Waar bevindt u zich?</text:span></text:span><text:span text:style-name="Strong_20_Emphasis"><text:span text:style-name="T370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3">klik </text:span></text:span><text:span text:style-name="Strong_20_Emphasis"><text:span text:style-name="T370">op </text:span></text:span><text:span text:style-name="Strong_20_Emphasis"><text:span text:style-name="T388">Verder</text:span></text:span><text:span text:style-name="Strong_20_Emphasis"><text:span text:style-name="T370">.</text:span></text:span></text:p>
          </table:table-cell>
        </table:table-row>
        <table:table-row table:style-name="TableLine9429723062672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3">Op </text:span><text:span text:style-name="T390">het </text:span><text:span text:style-name="T388">scherm </text:span><text:span text:style-name="Strong_20_Emphasis"><text:span text:style-name="T395">Wie bent u?</text:span></text:span><text:span text:style-name="T388"> </text:span><text:span text:style-name="T393">vul </text:span><text:span text:style-name="T391">in </text:span><text:span text:style-name="Strong_20_Emphasis"><text:span text:style-name="T394">Uw n</text:span></text:span><text:span text:style-name="Strong_20_Emphasis"><text:span text:style-name="T389">aam</text:span></text:span><text:span text:style-name="Strong_20_Emphasis"><text:span text:style-name="T367"> </text:span></text:span><text:span text:style-name="Definition"><text:span text:style-name="T442">gebruiker</text:span></text:span><text:span text:style-name="Strong_20_Emphasis"><text:span text:style-name="T371">, <text:line-break/></text:span></text:span><text:span text:style-name="Strong_20_Emphasis"><text:span text:style-name="T389">Naam </text:span></text:span><text:span text:style-name="Strong_20_Emphasis"><text:span text:style-name="T394">van uw </text:span></text:span><text:span text:style-name="Strong_20_Emphasis"><text:span text:style-name="T392">computer</text:span></text:span><text:span text:style-name="Definition"><text:span text:style-name="T4"> </text:span></text:span><text:span text:style-name="Definition"><text:span text:style-name="T442">computernaam</text:span></text:span><text:span text:style-name="Strong_20_Emphasis"><text:span text:style-name="T367">,<text:line-break/></text:span></text:span><text:span text:style-name="Strong_20_Emphasis"><text:span text:style-name="T394">Kies een g</text:span></text:span><text:span text:style-name="Strong_20_Emphasis"><text:span text:style-name="T392">ebruikersnaam</text:span></text:span><text:span text:style-name="Strong_20_Emphasis"><text:span text:style-name="T367"> </text:span></text:span><text:span text:style-name="Definition"><text:span text:style-name="T442">gebruikersnaam</text:span></text:span><text:span text:style-name="Strong_20_Emphasis"><text:span text:style-name="T367">,<text:line-break/></text:span></text:span><text:span text:style-name="Strong_20_Emphasis"><text:span text:style-name="T379">g</text:span></text:span><text:span text:style-name="Strong_20_Emphasis"><text:span text:style-name="T364">eef tweemaal een </text:span></text:span><text:span text:style-name="Strong_20_Emphasis"><text:span text:style-name="T385">wachtwoord</text:span></text:span><text:span text:style-name="Strong_20_Emphasis"><text:span text:style-name="T364">,</text:span></text:span><text:span text:style-name="Strong_20_Emphasis"><text:span text:style-name="T383"> </text:span></text:span><text:span text:style-name="Strong_20_Emphasis"><text:span text:style-name="T384">en</text:span></text:span><text:span text:style-name="Strong_20_Emphasis"><text:span text:style-name="T383"> </text:span></text:span><text:span text:style-name="Strong_20_Emphasis"><text:span text:style-name="T382">k</text:span></text:span><text:span text:style-name="Strong_20_Emphasis"><text:span text:style-name="T364">lik op </text:span></text:span><text:span text:style-name="Strong_20_Emphasis"><text:span text:style-name="T385">Verder</text:span></text:span><text:span text:style-name="Strong_20_Emphasis"><text:span text:style-name="T364">.</text:span></text:span></text:p>
          </table:table-cell>
        </table:table-row>
        <table:table-row table:style-name="TableLine942972306269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29723062723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4">O</text:span></text:span><text:span text:style-name="Strong_20_Emphasis"><text:span text:style-name="T372">p het scherm </text:span></text:span><text:span text:style-name="Strong_20_Emphasis"><text:span text:style-name="T396">Installatie voltooid</text:span></text:span><text:span text:style-name="Strong_20_Emphasis"><text:span text:style-name="T372"> </text:span></text:span><text:span text:style-name="Strong_20_Emphasis"><text:span text:style-name="T374">klik </text:span></text:span><text:span text:style-name="Strong_20_Emphasis"><text:span text:style-name="T364">op </text:span></text:span><text:span text:style-name="Strong_20_Emphasis"><text:span text:style-name="T385">Nu herstarten</text:span></text:span><text:span text:style-name="Strong_20_Emphasis"><text:span text:style-name="T364">.</text:span></text:span></text:p>
          </table:table-cell>
        </table:table-row>
        <table:table-row table:style-name="TableLine942972306274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29723062774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7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0"><text:span text:style-name="Strong_20_Emphasis"><text:span text:style-name="T140"/></text:span></text:p>
      <text:list xml:id="list125719242950616" text:continue-numbering="true" text:style-name="L1">
        <text:list-item>
          <text:p text:style-name="P77"><text:span text:style-name="Strong_20_Emphasis"><text:span text:style-name="T260">Installatie </text:span></text:span><text:span text:style-name="Strong_20_Emphasis"><text:span text:style-name="T261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9723057936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7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297230584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9723058379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297230593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51"/></text:span></text:p>
          </table:table-cell>
        </table:table-row>
        <table:table-row table:style-name="TableLine9429723088756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3">Volgende</text:span></text:span><text:span text:style-name="Strong_20_Emphasis"><text:span text:style-name="T151">.</text:span></text:span></text:p>
          </table:table-cell>
        </table:table-row>
        <table:table-row table:style-name="TableLine9429723088782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4">Klaar om te beginnen </text:span></text:span><text:span text:style-name="Strong_20_Emphasis"><text:span text:style-name="T151">klik op </text:span></text:span><text:span text:style-name="Strong_20_Emphasis"><text:span text:style-name="T253">Vol</text:span></text:span><text:span text:style-name="Strong_20_Emphasis"><text:span text:style-name="T258">tooid</text:span></text:span><text:span text:style-name="Strong_20_Emphasis"><text:span text:style-name="T151">.</text:span></text:span></text:p>
          </table:table-cell>
        </table:table-row>
        <table:table-row table:style-name="TableLine942972308880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9723088833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7">De </text:span><text:span text:style-name="T360">Super</text:span><text:span text:style-name="T347">-toets is de Windows</text:span><text:span text:style-name="T348">-</text:span><text:span text:style-name="T349">toets</text:span><text:span text:style-name="T347">, </text:span><text:span text:style-name="T348">C</text:span><text:span text:style-name="T347">ommand-</text:span><text:span text:style-name="T349">toets</text:span><text:span text:style-name="T347">, of </text:span><text:span text:style-name="T348">V</text:span><text:span text:style-name="T347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7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88">Gebruikers</text:span></text:span><text:span text:style-name="Strong_20_Emphasis"><text:span text:style-name="T111">.</text:span></text:span></text:p>
          </table:table-cell>
        </table:table-row>
        <table:table-row table:style-name="TableLine9429723088859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0">Gebruik</text:span></text:span><text:span text:style-name="Strong_20_Emphasis"><text:span text:style-name="T281">er</text:span></text:span><text:span text:style-name="Strong_20_Emphasis"><text:span text:style-name="T280"> toevoegen</text:span></text:span><text:span text:style-name="Strong_20_Emphasis"><text:span text:style-name="T124">.</text:span></text:span></text:p>
          </table:table-cell>
        </table:table-row>
        <table:table-row table:style-name="TableLine94297230888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97230889328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2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297230889920">
          <table:table-cell table:style-name="_33_._5f_Installatie_5f_afronden.A1" office:value-type="string">
            <text:p text:style-name="P66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2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29723089051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29723089110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2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1">Updatebeheer</text:span></text:span><text:span text:style-name="Strong_20_Emphasis"><text:span text:style-name="T89">.</text:span></text:span></text:p>
          </table:table-cell>
        </table:table-row>
        <table:table-row table:style-name="TableLine9429723089169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2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40">Als</text:span><text:span text:style-name="T336"> </text:span><text:span text:style-name="T337">er </text:span><text:span text:style-name="T336">updates beschikbaar zijn, k</text:span><text:span text:style-name="T338">lik op </text:span><text:span text:style-name="Strong_20_Emphasis"><text:span text:style-name="T344">Nu installeren</text:span></text:span><text:span text:style-name="T338">.</text:span></text:p>
          </table:table-cell>
        </table:table-row>
        <table:table-row table:style-name="TableLine9429723089228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2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8"><text:span text:style-name="T339">A</text:span>ls <text:span text:style-name="Strong_20_Emphasis"><text:span text:style-name="T335">Updatebeheer </text:span></text:span>hierom vraagt, <text:span text:style-name="T453">h</text:span>erstart <text:span text:style-name="T454">de</text:span> computer <text:span text:style-name="T455">en daarna weer aanmelden als </text:span><text:span text:style-name="Definition"><text:span text:style-name="T8">gebruiker</text:span></text:span>.</text:p>
          </table:table-cell>
        </table:table-row>
        <table:table-row table:style-name="TableLine94297230892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97230893472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2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 </text:span></text:span></text:p>
          </table:table-cell>
        </table:table-row>
        <table:table-row table:style-name="TableLine94297230894064">
          <table:table-cell table:style-name="_33_._5f_Installatie_5f_afron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2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8"><text:span text:style-name="T468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297230894656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9723089524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2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429723089584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2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3">3 -</text:span></text:span><text:span text:style-name="Strong_20_Emphasis"><text:span text:style-name="T244"> </text:span></text:span><text:span text:style-name="Strong_20_Emphasis"><text:span text:style-name="T268">Installatie</text:span></text:span><text:span text:style-name="Strong_20_Emphasis"><text:span text:style-name="T269"> </text:span></text:span><text:span text:style-name="Strong_20_Emphasis"><text:span text:style-name="T270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29723089643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2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73">Volg de aanwijzingen op het scherm.</text:span></text:span></text:p>
          </table:table-cell>
        </table:table-row>
        <table:table-row table:style-name="TableLine9429723089702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297230897616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2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1"><text:span text:style-name="T471">De installatie kan nagelopen worden aan de hand van </text:span><text:span text:style-name="T476">een </text:span><text:span text:style-name="T471">bestand</text:span><text:span text:style-name="T471"><text:note text:id="ftn7" text:note-class="footnote"><text:note-citation>2</text:note-citation><text:note-body><text:p text:style-name="P74"><text:span text:style-name="T448">In map </text:span><text:span text:style-name="T445">/usr/local/etc </text:span><text:span text:style-name="T448">bevat </text:span><text:span text:style-name="T359">b</text:span><text:span text:style-name="T445">estand kz_install</text:span><text:span text:style-name="T358">_</text:span><text:span text:style-name="T357">applist</text:span><text:span text:style-name="T445"> </text:span><text:span text:style-name="T446">eerder geïnstalleerde apps</text:span><text:span text:style-name="T447">.</text:span></text:p></text:note-body></text:note></text:span><text:span text:style-name="T471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100"/></text:span></text:p>
      <text:p text:style-name="P36"><text:span text:style-name="Strong_20_Emphasis"><text:span text:style-name="T73"/></text:span></text:p>
      <text:list xml:id="list125719046098700" text:continue-numbering="true" text:style-name="L1">
        <text:list-item>
          <text:p text:style-name="P78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29723085755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2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49">Na aanmelden als </text:span><text:span text:style-name="Definition"><text:span text:style-name="T460">2</text:span></text:span><text:span text:style-name="Definition"><text:span text:style-name="T474">e</text:span></text:span><text:span text:style-name="Definition"><text:span text:style-name="T460"> </text:span></text:span><text:span text:style-name="Definition"><text:span text:style-name="T461">gebruiker</text:span></text:span><text:span text:style-name="T449">, zoek en start</text:span><text:span text:style-name="T459"> </text:span><text:span text:style-name="T458">In</text:span><text:span text:style-name="T450">stallatiemenu</text:span><text:span text:style-name="Strong_20_Emphasis"><text:span text:style-name="T290"> </text:span></text:span><text:span text:style-name="T449">en </text:span><text:span text:style-name="User_20_Entry"><text:span text:style-name="T241">kies </text:span></text:span><text:span text:style-name="User_20_Entry"><text:span text:style-name="T243">4 -</text:span></text:span><text:span text:style-name="User_20_Entry"><text:span text:style-name="T241"> </text:span></text:span><text:span text:style-name="User_20_Entry"><text:span text:style-name="T242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0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3">4 -</text:span></text:span><text:span text:style-name="Strong_20_Emphasis"><text:span text:style-name="T244"> </text:span></text:span><text:span text:style-name="T285">Gebruiker inrichten</text:span><text:span text:style-name="Strong_20_Emphasis"><text:span text:style-name="T76">.</text:span></text:span></text:p>
          </table:table-cell>
        </table:table-row>
        <table:table-row table:style-name="TableLine942972308336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2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444">Volg de aanwijzingen op het scherm.</text:span></text:span></text:p>
          </table:table-cell>
        </table:table-row>
        <table:table-row table:style-name="TableLine94297230655696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297230825792">
          <table:table-cell table:style-name="Tabel2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2" svg:width="0.35cm" svg:height="0.35cm" draw:control="control55"/></text:span></text:span></text:p>
          </table:table-cell>
          <table:table-cell table:style-name="Tabel2.A1" office:value-type="string">
            <text:p text:style-name="P62"><text:span text:style-name="T362">Het</text:span><text:span text:style-name="T471"> </text:span><text:span text:style-name="T361">inrichten </text:span><text:span text:style-name="T471">kan nagelopen worden aan de hand van bestanden</text:span><text:span text:style-name="T469"><text:note text:id="ftn9" text:note-class="footnote"><text:note-citation>2</text:note-citation><text:note-body><text:p text:style-name="P74"><text:span text:style-name="T477">I</text:span><text:span text:style-name="T352">n</text:span><text:span text:style-name="T472"> de Persoonlijke map </text:span><text:span text:style-name="T352">bevat </text:span><text:span text:style-name="T354">map </text:span><text:span text:style-name="T355">kz_setup_list</text:span><text:span text:style-name="T356">s </text:span><text:span text:style-name="T353">bestanden met</text:span><text:span text:style-name="T352"> </text:span><text:span text:style-name="T475">eerder gekozen gebruikersfoto, </text:span><text:span text:style-name="T472">bureaubladachtergrond, favorieten, en opdrachtgeschiedenis.</text:span></text:p></text:note-body></text:note></text:span><text:span text:style-name="T471"> aangemaakt in hoofdstuk 1 met keuze 1 - Installatie voorbereiden.</text:span></text:p>
          </table:table-cell>
        </table:table-row>
        <table:table-row table:style-name="TableLine94297230712928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29723100788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2" svg:width="0.35cm" svg:height="0.35cm" draw:control="control35"/></text:span></text:span></text:p>
          </table:table-cell>
          <table:table-cell table:style-name="Tabel2.A1" office:value-type="string">
            <text:p text:style-name="P43"><text:span text:style-name="Strong_20_Emphasis"><text:span text:style-name="T81">Herstart de computer.</text:span></text:span></text:p>
          </table:table-cell>
        </table:table-row>
        <table:table-row table:style-name="TableLine94297231110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29723110480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2" svg:width="0.35cm" svg:height="0.35cm" draw:control="control36"/></text:span></text:span></text:p>
          </table:table-cell>
          <table:table-cell table:style-name="Tabel2.A1" office:value-type="string">
            <text:p text:style-name="P43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297231109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29723110683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2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6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2972310976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29723109499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2" svg:width="0.35cm" svg:height="0.35cm" draw:control="control38"/></text:span></text:span></text:p>
          </table:table-cell>
          <table:table-cell table:style-name="Tabel2.A1" office:value-type="string">
            <text:p text:style-name="P48"><text:span text:style-name="Strong_20_Emphasis"><text:span text:style-name="T265">Maak een </text:span></text:span><text:span text:style-name="Strong_20_Emphasis"><text:span text:style-name="T267">back-up</text:span></text:span><text:span text:style-name="Strong_20_Emphasis"><text:span text:style-name="T265">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</text:span></text:span><text:span text:style-name="Strong_20_Emphasis"><text:span text:style-name="T276">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429723109232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2" svg:width="0.35cm" svg:height="0.35cm" draw:control="control39"/></text:span></text:span></text:p>
          </table:table-cell>
          <table:table-cell table:style-name="Tabel2.A1" office:value-type="string">
            <text:p text:style-name="P43"><text:span text:style-name="Strong_20_Emphasis"><text:span text:style-name="T293">K</text:span></text:span><text:span text:style-name="Strong_20_Emphasis"><text:span text:style-name="T265">ies</text:span></text:span><text:span text:style-name="Strong_20_Emphasis"><text:span text:style-name="T264"> </text:span></text:span><text:span text:style-name="Strong_20_Emphasis"><text:span text:style-name="T282">5 -</text:span></text:span><text:span text:style-name="T263"> </text:span><text:span text:style-name="T282">Opdrachtenmenu</text:span><text:span text:style-name="T265">, </text:span><text:span text:style-name="T295">kies</text:span><text:span text:style-name="T265"> </text:span><text:span text:style-name="T283">1 -</text:span><text:span text:style-name="T263"> </text:span><text:span text:style-name="T286">Back-up</text:span><text:span text:style-name="T283"> </text:span><text:span text:style-name="T286">maken</text:span><text:span text:style-name="T263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29723108720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2" svg:width="0.35cm" svg:height="0.35cm" draw:control="control40"/></text:span></text:span></text:p>
          </table:table-cell>
          <table:table-cell table:style-name="Tabel2.A1" office:value-type="string">
            <text:p text:style-name="P43"><text:span text:style-name="Strong_20_Emphasis"><text:span text:style-name="T262">Volg de aanwijzingen op het scherm.</text:span></text:span></text:p>
          </table:table-cell>
        </table:table-row>
        <table:table-row table:style-name="TableLine942972311057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29723110633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2" svg:width="0.35cm" svg:height="0.35cm" draw:control="control41"/></text:span></text:span></text:p>
          </table:table-cell>
          <table:table-cell table:style-name="Tabel2.A1" office:value-type="string">
            <text:p text:style-name="P50"><text:span text:style-name="Strong_20_Emphasis"><text:span text:style-name="T292">Plan automatische </text:span></text:span><text:span text:style-name="Strong_20_Emphasis"><text:span text:style-name="T294">reservekopieën</text:span></text:span><text:span text:style-name="Strong_20_Emphasis"><text:span text:style-name="T265"> </text:span></text:span><text:span text:style-name="Strong_20_Emphasis"><text:span text:style-name="T266">in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7">Reservekopieën</text:span></text:span><text:span text:style-name="Strong_20_Emphasis"><text:span text:style-name="T86">.</text:span></text:span></text:p>
          </table:table-cell>
        </table:table-row>
        <table:table-row table:style-name="TableLine9429723106817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2" svg:width="0.35cm" svg:height="0.35cm" draw:control="control42"/></text:span></text:span></text:p>
          </table:table-cell>
          <table:table-cell table:style-name="Tabel2.A1" office:value-type="string">
            <text:p text:style-name="P43"><text:span text:style-name="Strong_20_Emphasis"><text:span text:style-name="T262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2"/>
      <text:p text:style-name="P67"><text:span text:style-name="T311">E</text:span><text:span text:style-name="T312">inde c</text:span><text:span text:style-name="T306">hecklist, </text:span><text:span text:style-name="T313">d</text:span><text:span text:style-name="T306">e installatie van </text:span><text:span text:style-name="T306"><text:reference-ref text:reference-format="text" text:ref-name="Distributie">Ubuntu</text:reference-ref></text:span><text:span text:style-name="T306"><text:s/></text:span><text:span text:style-name="T307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06"><text:reference-ref text:reference-format="text" text:ref-name="Editie">desktop</text:reference-ref></text:span><text:span text:style-name="T306"><text:s/>is voltooid.</text:span></text:p>
      <text:p text:style-name="P23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desktop.odt</text:file-name></text:span><text:span text:style-name="MT2"><text:tab/></text:span><text:span text:style-name="MT1"><text:date style:data-style-name="N36" text:date-value="2021-08-31T12:57:17.527746870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12:57:17.450974007</dc:date>
    <meta:keyword>Installatie</meta:keyword>
    <meta:keyword>Checklist</meta:keyword>
    <meta:keyword>Linux</meta:keyword>
    <meta:editing-cycles>6218</meta:editing-cycles>
    <meta:editing-duration>P10DT21H32M31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27" meta:character-count="6997" meta:non-whitespace-character-count="5972"/>
    <meta:user-defined meta:name="Info 1"/>
    <meta:user-defined meta:name="Info 2"/>
    <meta:user-defined meta:name="Info 3"/>
    <meta:user-defined meta:name="Info 4"/>
  </office:meta>
</office:document-meta>
</file>